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21409a"/>
    </style:style>
    <style:style style:name="P3" style:family="paragraph" style:parent-style-name="Standard">
      <style:text-properties fo:color="#0000ff"/>
    </style:style>
    <style:style style:name="P4" style:family="paragraph" style:parent-style-name="Standard">
      <style:text-properties fo:color="#0000ff" officeooo:paragraph-rsid="000e7730"/>
    </style:style>
    <style:style style:name="P5" style:family="paragraph" style:parent-style-name="Standard">
      <style:text-properties fo:color="#0000ff" officeooo:rsid="00106415" officeooo:paragraph-rsid="00106415"/>
    </style:style>
    <style:style style:name="P6" style:family="paragraph" style:parent-style-name="Standard">
      <style:text-properties fo:color="#0000ff" officeooo:paragraph-rsid="0011d85d"/>
    </style:style>
    <style:style style:name="P7" style:family="paragraph" style:parent-style-name="Standard">
      <style:text-properties fo:color="#0000ff" officeooo:paragraph-rsid="00152a06"/>
    </style:style>
    <style:style style:name="P8" style:family="paragraph" style:parent-style-name="Standard">
      <style:text-properties fo:color="#0000ff" officeooo:paragraph-rsid="00160fce"/>
    </style:style>
    <style:style style:name="P9" style:family="paragraph" style:parent-style-name="Standard">
      <style:text-properties fo:color="#0000ff" officeooo:rsid="001191f7" officeooo:paragraph-rsid="00179878"/>
    </style:style>
    <style:style style:name="P10" style:family="paragraph" style:parent-style-name="Standard">
      <style:text-properties fo:color="#0000ff" officeooo:rsid="001191f7" officeooo:paragraph-rsid="00186f61"/>
    </style:style>
    <style:style style:name="P11" style:family="paragraph" style:parent-style-name="Standard">
      <style:text-properties fo:color="#0000ff" officeooo:rsid="00186f61" officeooo:paragraph-rsid="00186f61"/>
    </style:style>
    <style:style style:name="P12" style:family="paragraph" style:parent-style-name="Standard">
      <style:text-properties officeooo:rsid="001191f7" officeooo:paragraph-rsid="001191f7"/>
    </style:style>
    <style:style style:name="P13" style:family="paragraph" style:parent-style-name="Standard">
      <style:text-properties officeooo:paragraph-rsid="0011d85d"/>
    </style:style>
    <style:style style:name="T1" style:family="text">
      <style:text-properties officeooo:rsid="000d5f1c"/>
    </style:style>
    <style:style style:name="T2" style:family="text">
      <style:text-properties officeooo:rsid="000e7730"/>
    </style:style>
    <style:style style:name="T3" style:family="text">
      <style:text-properties officeooo:rsid="00115ae6"/>
    </style:style>
    <style:style style:name="T4" style:family="text">
      <style:text-properties fo:color="#0000ff"/>
    </style:style>
    <style:style style:name="T5" style:family="text">
      <style:text-properties officeooo:rsid="00136976"/>
    </style:style>
    <style:style style:name="T6" style:family="text">
      <style:text-properties officeooo:rsid="00179878"/>
    </style:style>
    <style:style style:name="T7" style:family="text">
      <style:text-properties officeooo:rsid="00186f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論文番号</text:p>
      <text:p text:style-name="Standard">1007</text:p>
      <text:p text:style-name="Standard">■ 論文題目</text:p>
      <text:p text:style-name="Standard">き裂による散乱波の反響環境下での時間反転集束</text:p>
      <text:p text:style-name="Standard">■ 第一著者</text:p>
      <text:p text:style-name="Standard">木本和志 [Kazushi KIMOTO]</text:p>
      <text:p text:style-name="Standard"/>
      <text:p text:style-name="Standard">査読者 A</text:p>
      <text:p text:style-name="Standard"/>
      <text:p text:style-name="Standard">■ 修正意見</text:p>
      <text:p text:style-name="Standard">1) p.2 左下 9 行目</text:p>
      <text:p text:style-name="Standard">「存在ることし」を修正してください </text:p>
      <text:p text:style-name="P2"><text:s/>→「存在すること」に修正しました。</text:p>
      <text:p text:style-name="Standard">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Standard"/>
      <text:p text:style-name="P4">→探触子の素子寸法は10mm×<text:span text:style-name="T1">40mmで，奥行き方向が40mmです．周波数は5MHzで横波波長はおよそ0.6mmとなるため、探触子幅は横波波長約66倍です．従って，探触子幅は波長に対して十分に大きく，送信軸上では概ね2次元的な場が入射場が形成されていると考えられます．供試体形状も溶接線方向に一様なため、模擬き裂からのエコーも2次元問題としてある程度シミュレーションが可能と考えられます。以上のことが明確となるように，下記の記述を加えました。</text:span></text:p>
      <text:p text:style-name="P5">「追記した内容」(p.**, 行目)</text:p>
      <text:p text:style-name="P4"/>
      <text:p text:style-name="P4"/>
      <text:p text:style-name="P4">追記事項：<text:span text:style-name="T2">probeの幅=40mm, 波長比で66倍。一般的なものではないが、2次元的な場を励起するために特別に作成したものを実験に用いている。</text:span></text:p>
      <text:p text:style-name="Standard"/>
      <text:p text:style-name="Standard">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Standard"/>
      <text:p text:style-name="P4">SV波の振動方向は進行方向と直交する方向ですが，入射角度が約70度であるため鉛直方向にも大き振動成分が励起されています．このことを指摘するために，次の記述を加えました。</text:p>
      <text:p text:style-name="P3">追記事項：進行方向は70度、鉛直方向の速度成分がある。実際、図**</text:p>
      <text:p text:style-name="Standard"/>
      <text:p text:style-name="Standard">4) 2(3)1 行目</text:p>
      <text:p text:style-name="Standard">「201 の超音波波形を」とありますが、粒子速度の法線成分 dot{u_n^{meas}}であること</text:p>
      <text:p text:style-name="Standard">を明記してください。</text:p>
      <text:p text:style-name="P3">ご指摘の通りに修正しました。</text:p>
      <text:p text:style-name="Standard">5) p.3 右下から 9 行目</text:p>
      <text:p text:style-name="Standard">「また，理論上は...得られる」とあるが、(a)スリットありと(b)スリットなしは対象領域の</text:p>
      <text:p text:style-name="Standard">形状が異なる別の問題です。そのため、方程式が線形であっても解の重ね合わせは成立し</text:p>
      <text:p text:style-name="Standard">ません。この記述は誤りです。</text:p>
      <text:p text:style-name="Standard"/>
      <text:p text:style-name="P3">入射場をき裂が無い場合の波動場，散乱場をき裂がある場合の波動場からき裂が無い場合の波動場を引いたものとして定義するという説明を加えました。</text:p>
      <text:p text:style-name="P3"><text:soft-page-break/>「両者の違いはき裂の有無だけであるため、図*と＊の差分をとることで理論上は散乱波が得られる。なお、散乱波とは、き裂がある場合の波動場とない場合の波動場の差を意味する．」</text:p>
      <text:p text:style-name="Standard"/>
      <text:p text:style-name="Standard">6) 図-4</text:p>
      <text:p text:style-name="Standard">「(a)スリットあり」なども図のキャプションなので、図の下に書くように修正してください。</text:p>
      <text:p text:style-name="P3">ご指摘に従って修正しました。</text:p>
      <text:p text:style-name="Standard">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Standard"/>
      <text:p text:style-name="P6">スリット有無に関わらず現れるため、スリットでなく、溶接部の形状あるいは試験片端部からのエコーである可能性が高いため、解析の対象としていません。</text:p>
      <text:p text:style-name="P6"><text:span text:style-name="T3">往路−復路とも2回程度の反射を経て観測される横波は、約５０マイクロ秒程度に現れます。これらを利用することを意図して設定しました。</text:span></text:p>
      <text:p text:style-name="P6">いずれにせよ、超音波探傷でどこまでの時間を観測を行うかは検査者それぞれで定めるものであり、また、どの範囲のエコーを利用して探傷を行うかにも検査者の裁量であるため、観測した波形全てを必ず使わなければならないという理由はほとんどないと言えます。</text:p>
      <text:p text:style-name="P6">今回は、４５マイクロ秒までのデータを詳しく調べた結果有用なエコーが見出されたということの結論には影響しないと言えます。</text:p>
      <text:p text:style-name="P13"/>
      <text:p text:style-name="Standard"/>
      <text:p text:style-name="Standard">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Standard"/>
      <text:p text:style-name="P6">試験片は３軸ステージのテーブル上に定置して計測をしています（その旨＊＊に追記しました）。その際、試験片底面には、接触媒質などのカップリング剤を塗布していませんので、超音波は底面でほとんど反射され、自由表面として差し支えない程度の反射係数を示します。これは、超音波の振幅がマイクロメートルオーダーと非常に小さく、それと同程度の空気層が試験片表面とテーブルの間に残るためです。以上のことかから、試験片表面をトラクションゼロの境界とみなすことに大きな問題はないと考えられます。なお、カップリング剤がなければ超音波がほとんど透過しないことは、極めて常識的な内容であり、他の査読者からの指摘もございませんでしたので、特に説明のための加筆は行っておりません。</text:p>
      <text:p text:style-name="P13"/>
      <text:p text:style-name="Standard">9) 式(15)--(18)</text:p>
      <text:p text:style-name="Standard">式(19)以降の説明がわかりづらいので、式(15)-(18)に現れる関数を引数付きで表記してください。</text:p>
      <text:p text:style-name="Standard"/>
      <text:p text:style-name="P3">材料定数は位置の、場の量は位置と時間ｔの関数であることを＊＊で説明しました。</text:p>
      <text:p text:style-name="P3"/>
      <text:p text:style-name="Standard">10) p.6 左 2 行目</text:p>
      <text:p text:style-name="Standard">「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P12"/>
      <text:p text:style-name="P9">入射波の定義を＊＊で示すように致しました。</text:p>
      <text:p text:style-name="P9"><text:span text:style-name="T6">u^{n}は</text:span>現在の推定値であるρと<text:span text:style-name="T7">cL,cT</text:span>を用いて行った<text:span text:style-name="T6">順解析の解である。</text:span></text:p>
      <text:p text:style-name="P10">スリットの情報が未知であるとし、ρと<text:span text:style-name="T7">cL, cTを全解析Gで一定</text:span>として順解析を行えば、その結果として入射場が得られる。このとき、<text:span text:style-name="T7">u-u^{meas}は散乱波成分を与えるため、時間反転場には散乱源であるスリットに戻る波動場が明瞭に観察できると期待される。</text:span></text:p>
      <text:p text:style-name="P10"/>
      <text:p text:style-name="P11">u^{meas}(slit)-u^{meas}(no slit)</text:p>
      <text:p text:style-name="P10"/>
      <text:p text:style-name="Standard">11) p.6 左 5 行目</text:p>
      <text:p text:style-name="Standard">先の指摘同様、u_n - u_n^{meas} は散乱波ではありません。u_n - u_n^{meas} を散乱波</text:p>
      <text:p text:style-name="Standard">と仮定する(もしくは、近似する)などとすべきではないでしょうか。</text:p>
      <text:p text:style-name="Standard"><text:span text:style-name="T4">散乱波として近似すると修正しました。</text:span></text:p>
      <text:p text:style-name="Standard"><text:soft-page-break/></text:p>
      <text:p text:style-name="Standard">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それ以下に見えます。このような、誤差と同程度の情報を信頼して数値解析を行なっても良いのでしょうか。</text:p>
      <text:p text:style-name="P7">”これを除去して”とのご指摘ですが、図-６(b)と<text:span text:style-name="T5">(c)の違いは、右方向へ進行する表面波成分を除去した点にあります。つまり、左進行波の除去は(b)から(c)を得る過程で行われていません。その際、表面波の位相速度に基づいたフィルターを使っているため、L</text:span>DV計測による振幅誤差はほとんど関与しません。<text:span text:style-name="T5">このことに関する説明は，図-8に関する記述として十分に示されていると思われますので追加説明は加えていません。</text:span></text:p>
      <text:p text:style-name="P7"/>
      <text:p text:style-name="P8">除去しきれない左進行波と(c)における右進行波が同程度の振幅となることは事実ですが、これを時間反転解析することで、スリット位置に集束して大きな振幅をもつエコーが存在することを可視化したのが図-<text:span text:style-name="T5">9の結果です。このような結果は、LDV計測で混入するランダムなノイズからは生じ得ないもので、波形データ中で予め視認することが困難なスリットからのエコーが存在することを裏付けるものです。なお、</text:span>個々の観測波形のS/Nが低い場合も、複数の波形を遅延重ね合わせ等の方法で合成することにより、超音波画像としてのS/N比を向上させることは、超音波イメージングの一般的な考え方です。従って、個々の観測波形において十分なS/N比が得られないことが、イメージングを行うことの是非をきめるものではありません。また、ここで行った計算は観測ノイズが含まれていてもFDTD解析の安定性が損なわれることがないこと，反復を伴わないフルウェーブインバージョンは一種の遅延重ね合わせアルゴリズムであることから、個々の波形のS/N比が適用性を制限するものでないことは、開口合成法のようなより単純かつ一般的な超音波イメージング法と同様と言えます。</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1T20:06:53.595044930</dc:date>
    <meta:editing-duration>PT23M19S</meta:editing-duration>
    <meta:editing-cycles>4</meta:editing-cycles>
    <meta:generator>LibreOffice/6.0.7.3$Linux_X86_64 LibreOffice_project/00m0$Build-3</meta:generator>
    <meta:document-statistic meta:table-count="0" meta:image-count="0" meta:object-count="0" meta:page-count="3" meta:paragraph-count="62" meta:word-count="3462" meta:character-count="3896" meta:non-whitespace-character-count="3794"/>
  </office:meta>
</office:document-meta>
</file>